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family="Symbol" style:font-pitch="variable" style:font-charset="x-symbol" fo:font-size="20pt" style:font-size-asian="20pt" style:font-size-complex="20pt"/>
    </style:style>
    <style:style style:name="P4" style:family="paragraph">
      <style:paragraph-properties style:writing-mode="tb-rl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Symbol" style:font-pitch="variable" style:font-charset="x-symbol"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5.755cm" svg:y="2.7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55cm" svg:y1="2.825cm" svg:x2="5.955cm" svg:y2="2.825cm">
          <text:p/>
        </draw:line>
        <draw:line draw:style-name="gr3" draw:text-style-name="P1" draw:layer="layout" svg:x1="3.955cm" svg:y1="3.825cm" svg:x2="5.955cm" svg:y2="3.825cm">
          <text:p/>
        </draw:line>
        <draw:frame draw:style-name="gr4" draw:text-style-name="P2" draw:layer="layout" svg:width="2.555cm" svg:height="0.725cm" svg:x="3.4cm" svg:y="2cm">
          <draw:text-box>
            <text:p><text:span text:style-name="T1">posStream</text:span></text:p>
          </draw:text-box>
        </draw:frame>
        <draw:frame draw:style-name="gr5" draw:text-style-name="P2" draw:layer="layout" svg:width="2.669cm" svg:height="0.825cm" svg:x="3.455cm" svg:y="3.925cm">
          <draw:text-box>
            <text:p><text:span text:style-name="T1">mesStream</text:span></text:p>
          </draw:text-box>
        </draw:frame>
        <draw:custom-shape draw:style-name="gr1" draw:text-style-name="P3" draw:layer="layout" svg:width="1.2cm" svg:height="1.2cm" svg:x="10.7cm" svg:y="2.725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9cm" svg:y1="3.325cm" svg:x2="13.9cm" svg:y2="3.325cm">
          <text:p/>
        </draw:line>
        <draw:frame draw:style-name="gr4" draw:text-style-name="P2" draw:layer="layout" svg:width="2.483cm" svg:height="0.725cm" svg:x="11.945cm" svg:y="2.5cm">
          <draw:text-box>
            <text:p><text:span text:style-name="T1">rnnStream</text:span></text:p>
          </draw:text-box>
        </draw:frame>
        <draw:custom-shape draw:style-name="gr1" draw:text-style-name="P1" draw:layer="layout" svg:width="1.2cm" svg:height="1.2cm" svg:x="8cm" svg:y="1.3cm">
          <text:p text:style-name="P1">C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2cm" svg:y1="1.9cm" svg:x2="10.9cm" svg:y2="2.9cm">
          <text:p/>
        </draw:line>
        <draw:custom-shape draw:style-name="gr1" draw:text-style-name="P1" draw:layer="layout" svg:width="1.2cm" svg:height="1.2cm" svg:x="8cm" svg:y="4cm">
          <text:p text:style-name="P1">C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2cm" svg:y1="4.6cm" svg:x2="11cm" svg:y2="3.8cm">
          <text:p/>
        </draw:line>
        <draw:line draw:style-name="gr2" draw:text-style-name="P1" draw:layer="layout" svg:x1="6.5cm" svg:y1="2.8cm" svg:x2="8cm" svg:y2="1.8cm">
          <text:p/>
        </draw:line>
        <draw:line draw:style-name="gr2" draw:text-style-name="P1" draw:layer="layout" svg:x1="6.9cm" svg:y1="3.6cm" svg:x2="8.1cm" svg:y2="4.3cm">
          <text:p/>
        </draw:line>
        <draw:line draw:style-name="gr3" draw:text-style-name="P1" draw:layer="layout" svg:x1="6.9cm" svg:y1="3cm" svg:x2="8.1cm" svg:y2="2.2cm">
          <text:p/>
        </draw:line>
        <draw:line draw:style-name="gr3" draw:text-style-name="P1" draw:layer="layout" svg:x1="6.6cm" svg:y1="3.9cm" svg:x2="8.1cm" svg:y2="4.8cm">
          <text:p/>
        </draw:line>
        <draw:frame draw:style-name="gr7" draw:text-style-name="P4" draw:layer="layout" svg:width="1.212cm" svg:height="0.785cm" svg:x="8.2cm" svg:y="2.8cm">
          <draw:text-box>
            <text:p text:style-name="P4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jank </meta:initial-creator>
    <meta:creation-date>2014-01-20T09:45:44</meta:creation-date>
    <dc:date>2014-01-20T10:30:34</dc:date>
    <dc:creator>danijank </dc:creator>
    <meta:editing-duration>PT9M11S</meta:editing-duration>
    <meta:editing-cycles>5</meta:editing-cycles>
    <meta:generator>LibreOffice/3.5$Linux_X86_64 LibreOffice_project/350m1$Build-2</meta:generator>
    <meta:document-statistic meta:object-count="17"/>
  </office:meta>
</office:document-meta>
</file>